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, 新細明體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97cm" fo:margin-left="-0.199cm" table:align="left" style:writing-mode="lr-tb"/>
    </style:style>
    <style:style style:name="表格1.A" style:family="table-column">
      <style:table-column-properties style:column-width="6.747cm"/>
    </style:style>
    <style:style style:name="表格1.C" style:family="table-column">
      <style:table-column-properties style:column-width="3.503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6.999cm" fo:margin-left="-0.199cm" table:align="left" style:writing-mode="lr-tb"/>
    </style:style>
    <style:style style:name="表格2.A" style:family="table-column">
      <style:table-column-properties style:column-width="6.736cm"/>
    </style:style>
    <style:style style:name="表格2.B" style:family="table-column">
      <style:table-column-properties style:column-width="6.738cm"/>
    </style:style>
    <style:style style:name="表格2.C" style:family="table-column">
      <style:table-column-properties style:column-width="3.52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標楷體" fo:font-size="18pt" style:font-name-asian="標楷體" style:font-size-asian="18pt" style:font-name-complex="標楷體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標楷體" fo:font-size="10pt" style:font-name-asian="標楷體" style:font-size-asian="10pt" style:font-name-complex="標楷體"/>
    </style:style>
    <style:style style:name="P3" style:family="paragraph" style:parent-style-name="Standard">
      <style:text-properties style:font-name="標楷體" style:font-name-asian="標楷體" style:font-name-complex="標楷體" style:font-size-complex="12pt"/>
    </style:style>
    <style:style style:name="P4" style:family="paragraph" style:parent-style-name="Standard">
      <style:text-properties style:font-name="標楷體" style:font-name-asian="標楷體" style:font-name-complex="標楷體" style:font-size-complex="12pt"/>
    </style:style>
    <style:style style:name="P5" style:family="paragraph" style:parent-style-name="Standard">
      <style:paragraph-properties style:snap-to-layout-grid="false"/>
      <style:text-properties style:font-name="標楷體" style:font-name-asian="標楷體" style:font-name-complex="標楷體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標楷體" fo:background-color="#d8d8d8" style:font-name-asian="標楷體" style:font-name-complex="標楷體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1.679cm" fo:margin-right="0cm" fo:margin-top="0.212cm" fo:margin-bottom="0.212cm" loext:contextual-spacing="false" fo:text-indent="-1.679cm" style:auto-text-indent="false"/>
    </style:style>
    <style:style style:name="P9" style:family="paragraph" style:parent-style-name="Standard">
      <style:paragraph-properties fo:margin-left="1.679cm" fo:margin-right="0cm" fo:margin-top="0.212cm" fo:margin-bottom="0.212cm" loext:contextual-spacing="false" fo:text-indent="-1.679cm" style:auto-text-indent="false"/>
      <style:text-properties style:font-name="標楷體" fo:font-size="10pt" style:font-name-asian="標楷體" style:font-size-asian="10pt" style:font-name-complex="標楷體" style:font-size-complex="12pt"/>
    </style:style>
    <style:style style:name="P10" style:family="paragraph" style:parent-style-name="Standard" style:list-style-name="WW8Num2">
      <style:paragraph-properties fo:margin-top="0.212cm" fo:margin-bottom="0.212cm" loext:contextual-spacing="false"/>
    </style:style>
    <style:style style:name="P11" style:family="paragraph" style:parent-style-name="Standard">
      <style:paragraph-properties fo:margin-top="0.212cm" fo:margin-bottom="0.212cm" loext:contextual-spacing="false"/>
      <style:text-properties style:font-name="標楷體" style:font-name-asian="標楷體" style:font-name-complex="標楷體" style:font-size-complex="12pt"/>
    </style:style>
    <style:style style:name="P12" style:family="paragraph" style:parent-style-name="Standard">
      <style:paragraph-properties fo:margin-top="0.212cm" fo:margin-bottom="0.212cm" loext:contextual-spacing="false"/>
    </style:style>
    <style:style style:name="P13" style:family="paragraph" style:parent-style-name="Standard">
      <style:paragraph-properties fo:margin-left="3.81cm" fo:margin-right="0cm" fo:margin-top="0.212cm" fo:margin-bottom="0.212cm" loext:contextual-spacing="false" fo:text-indent="-2.131cm" style:auto-text-indent="false"/>
    </style:style>
    <style:style style:name="P14" style:family="paragraph" style:parent-style-name="Standard">
      <style:paragraph-properties fo:margin-left="3.81cm" fo:margin-right="0cm" fo:margin-top="0.212cm" fo:margin-bottom="0.212cm" loext:contextual-spacing="false" fo:text-indent="-2.131cm" style:auto-text-indent="false"/>
      <style:text-properties fo:color="#ff0000" style:font-name="標楷體" style:text-underline-style="solid" style:text-underline-width="auto" style:text-underline-color="font-color" style:font-name-asian="標楷體" style:font-name-complex="標楷體" style:font-size-complex="12pt"/>
    </style:style>
    <style:style style:name="P15" style:family="paragraph" style:parent-style-name="Standard" style:list-style-name="WW8Num2">
      <style:paragraph-properties fo:margin-left="1.704cm" fo:margin-right="0cm" fo:margin-top="0.212cm" fo:margin-bottom="0.212cm" loext:contextual-spacing="false" fo:text-indent="-1.704cm" style:auto-text-indent="false">
        <style:tab-stops/>
      </style:paragraph-properties>
    </style:style>
    <style:style style:name="P16" style:family="paragraph" style:parent-style-name="Standard">
      <style:paragraph-properties fo:break-before="page"/>
      <style:text-properties style:font-name="標楷體" fo:font-size="18pt" style:font-name-asian="標楷體" style:font-size-asian="18pt" style:font-name-complex="標楷體" style:font-size-complex="18pt"/>
    </style:style>
    <style:style style:name="P17" style:family="paragraph" style:parent-style-name="Standard">
      <style:paragraph-properties fo:margin-left="-0.127cm" fo:margin-right="0cm" fo:orphans="2" fo:widows="2" fo:text-indent="-0.064cm" style:auto-text-indent="false" style:text-autospace="none" style:vertical-align="bottom" style:snap-to-layout-grid="false"/>
    </style:style>
    <style:style style:name="P18" style:family="paragraph" style:parent-style-name="Standard">
      <style:paragraph-properties fo:margin-left="-0.157cm" fo:margin-right="0cm" fo:orphans="2" fo:widows="2" fo:text-indent="-0.034cm" style:auto-text-indent="false" style:text-autospace="none" style:vertical-align="bottom" style:snap-to-layout-grid="false"/>
    </style:style>
    <style:style style:name="P19" style:family="paragraph" style:parent-style-name="Standard">
      <style:paragraph-properties fo:margin-left="1.702cm" fo:margin-right="0cm" fo:text-indent="-1.702cm" style:auto-text-indent="false"/>
    </style:style>
    <style:style style:name="P20" style:family="paragraph" style:parent-style-name="Standard">
      <style:paragraph-properties fo:margin-left="1.711cm" fo:margin-right="0cm" fo:text-indent="-1.711cm" style:auto-text-indent="false"/>
    </style:style>
    <style:style style:name="P21" style:family="paragraph" style:parent-style-name="Standard">
      <style:paragraph-properties fo:margin-left="2.477cm" fo:margin-right="0cm" fo:margin-top="0.212cm" fo:margin-bottom="0.212cm" loext:contextual-spacing="false" fo:text-indent="-0.797cm" style:auto-text-indent="false"/>
      <style:text-properties fo:color="#ff0000" style:font-name="標楷體" style:text-underline-style="solid" style:text-underline-width="auto" style:text-underline-color="font-color" style:font-name-asian="標楷體" style:font-name-complex="標楷體" style:font-size-complex="12pt"/>
    </style:style>
    <style:style style:name="P22" style:family="paragraph" style:parent-style-name="Standard">
      <style:paragraph-properties fo:margin-left="2.477cm" fo:margin-right="0cm" fo:margin-top="0.212cm" fo:margin-bottom="0.212cm" loext:contextual-spacing="false" fo:text-indent="-0.797cm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2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3" style:family="text">
      <style:text-properties style:font-name="標楷體" fo:font-size="18pt" style:text-underline-style="solid" style:text-underline-width="auto" style:text-underline-color="font-color" style:font-name-asian="標楷體" style:font-size-asian="18pt" style:font-name-complex="標楷體" style:font-size-complex="18pt"/>
    </style:style>
    <style:style style:name="T4" style:family="text">
      <style:text-properties style:font-name="標楷體" style:font-name-asian="標楷體" style:font-name-complex="標楷體" style:font-size-complex="12pt"/>
    </style:style>
    <style:style style:name="T5" style:family="text">
      <style:text-properties style:font-name="標楷體" style:font-name-asian="標楷體" style:font-name-complex="標楷體" style:font-size-complex="12pt"/>
    </style:style>
    <style:style style:name="T6" style:family="text">
      <style:text-properties style:font-name="標楷體" fo:font-size="10pt" style:font-name-asian="標楷體" style:font-size-asian="10pt" style:font-name-complex="標楷體"/>
    </style:style>
    <style:style style:name="T7" style:family="text">
      <style:text-properties style:font-name="標楷體" fo:font-size="10pt" style:font-name-asian="標楷體" style:font-size-asian="10pt" style:font-name-complex="標楷體"/>
    </style:style>
    <style:style style:name="T8" style:family="text">
      <style:text-properties style:font-name="標楷體" style:text-underline-style="solid" style:text-underline-width="auto" style:text-underline-color="font-color" style:font-name-asian="標楷體" style:font-name-complex="標楷體" style:font-size-complex="12pt"/>
    </style:style>
    <style:style style:name="T9" style:family="text">
      <style:text-properties style:font-name="標楷體" fo:background-color="#d8d8d8" loext:char-shading-value="0" style:font-name-asian="標楷體" style:font-name-complex="標楷體" style:font-size-complex="12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12pt"/>
    </style:style>
    <style:style style:name="T11" style:family="text">
      <style:text-properties fo:color="#ff0000" style:font-name="標楷體" style:text-underline-style="solid" style:text-underline-width="auto" style:text-underline-color="font-color" style:font-name-asian="標楷體" style:font-name-complex="標楷體" style:font-size-complex="12pt"/>
    </style:style>
    <style:style style:name="T12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國立交通大學工學院課程委員會</text:span><text:span text:style-name="T3">設置辦法</text:span></text:p>
      <text:p text:style-name="P1"/>
      <text:p text:style-name="P7"><text:span text:style-name="T6">87</text:span><text:span text:style-name="T6">年</text:span><text:span text:style-name="T6">1</text:span><text:span text:style-name="T6">月</text:span><text:span text:style-name="T6">16</text:span><text:span text:style-name="T6">日86學年度工學院第2次院務會議通過</text:span></text:p>
      <text:p text:style-name="P7"><text:span text:style-name="T6">99年12月20日99學年度工學院第1次院務會議修訂通過第4條條文</text:span></text:p>
      <text:p text:style-name="P7"><text:span text:style-name="T6">100年7月18日99學年度工學院第3次院務會議修訂通過第4條條文</text:span></text:p>
      <text:p text:style-name="P2">102年11月1日102學年度工學院第2次院務會議修訂通過第1、2、5條條文</text:p>
      <text:p text:style-name="P9"/>
      <text:p text:style-name="P8"><text:span text:style-name="T4">第一條　為規劃及審議本院共同課程及學分、各學系專業必修科目及學分，發揮本院發展特色，爰依本校「國立交通大學課程委員會</text:span><text:span text:style-name="T11">設置辦法</text:span><text:span text:style-name="T4">」第二條設置「國立交通大學工學院課程委員會」</text:span><text:span text:style-name="T4">(</text:span><text:span text:style-name="T4">以下簡稱本會</text:span><text:span text:style-name="T4">)</text:span><text:span text:style-name="T4">。</text:span></text:p>
      <text:list xml:id="list7572278631349019338" text:style-name="WW8Num2">
        <text:list-item>
          <text:p text:style-name="P10"><text:span text:style-name="T4"><text:s text:c="2"/>本會之職掌如下</text:span><text:span text:style-name="T4">:</text:span></text:p>
        </text:list-item>
      </text:list>
      <text:p text:style-name="P13"><text:span text:style-name="T4">一、研議本院各系所規劃專業必修科目發展方向及基本原則。</text:span></text:p>
      <text:p text:style-name="P13"><text:span text:style-name="T4">二、檢討並審議本院各系所專業必修科目及學分之規劃狀況。</text:span></text:p>
      <text:p text:style-name="P13"><text:span text:style-name="T4">三、審議本院共同課程規劃之事宜。</text:span></text:p>
      <text:p text:style-name="P13"><text:span text:style-name="T4">四、審議及協調本院各系所課程相關之事宜。</text:span></text:p>
      <text:p text:style-name="P14">五、審議其他課程相關事宜。</text:p>
      <text:list xml:id="list195653545322032" text:continue-numbering="true" text:style-name="WW8Num2">
        <text:list-item>
          <text:p text:style-name="P15"><text:span text:style-name="T4">本會由院長、院教學與課程委員會委員組成。本會置主任委員，由院長兼任之。</text:span></text:p>
        </text:list-item>
        <text:list-item>
          <text:p text:style-name="P15"><text:span text:style-name="T4">本會委員會議每學期至少召開乙次，並得由主任委員視需要召集之。同時，得視需要邀請學生代表、校外專家學者及業界人士參與。</text:span></text:p>
        </text:list-item>
        <text:list-item>
          <text:p text:style-name="P10"><text:span text:style-name="T4"><text:s text:c="2"/>本</text:span><text:span text:style-name="T11">辦法</text:span><text:span text:style-name="T4">經本院院務會議通過，陳報教務會議核備後實施，修正時亦同。</text:span></text:p>
        </text:list-item>
      </text:list>
      <text:p text:style-name="P11"/>
      <text:p text:style-name="P3"/>
      <text:p text:style-name="P16">國立交通大學工學院課程委員會組織規則修正對照表</text:p>
      <table:table table:name="表格1" table:style-name="表格1">
        <table:table-column table:style-name="表格1.A" table:number-columns-repeated="2"/>
        <table:table-column table:style-name="表格1.C"/>
        <table:table-row table:style-name="表格1.1">
          <table:table-cell table:style-name="表格1.A1" office:value-type="string">
            <text:p text:style-name="P6">修正名稱</text:p>
          </table:table-cell>
          <table:table-cell table:style-name="表格1.A1" office:value-type="string">
            <text:p text:style-name="P6">現行名稱</text:p>
          </table:table-cell>
          <table:table-cell table:style-name="表格1.C1" office:value-type="string">
            <text:p text:style-name="P6">說明</text:p>
          </table:table-cell>
        </table:table-row>
        <table:table-row table:style-name="表格1.1">
          <table:table-cell table:style-name="表格1.A1" office:value-type="string">
            <text:p text:style-name="P17"><text:span text:style-name="T10">國立交通大學工學院課程委員會</text:span><text:span text:style-name="T12">設置辦法</text:span></text:p>
          </table:table-cell>
          <table:table-cell table:style-name="表格1.A1" office:value-type="string">
            <text:p text:style-name="P18"><text:span text:style-name="T10">國立交通大學工學院課程委員會</text:span><text:span text:style-name="T12">組織規則</text:span></text:p>
          </table:table-cell>
          <table:table-cell table:style-name="表格1.C1" office:value-type="string">
            <text:p text:style-name="Standard"><text:span text:style-name="T4">參照國立交通大學課程委員會設置辦法第二條修正名稱。</text:span></text:p>
          </table:table-cell>
        </table:table-row>
      </table:table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 table:style-name="表格2.1">
            <table:table-cell table:style-name="表格2.A1" office:value-type="string">
              <text:p text:style-name="P6">擬修訂條文</text:p>
            </table:table-cell>
            <table:table-cell table:style-name="表格2.A1" office:value-type="string">
              <text:p text:style-name="P6">現行條文</text:p>
            </table:table-cell>
            <table:table-cell table:style-name="表格2.C1" office:value-type="string">
              <text:p text:style-name="P6">說明</text:p>
            </table:table-cell>
          </table:table-row>
        </table:table-header-rows>
        <table:table-row table:style-name="表格2.1">
          <table:table-cell table:style-name="表格2.A1" office:value-type="string">
            <text:p text:style-name="P19"><text:span text:style-name="T4">第一條 <text:s/>為規劃及審議本院共同課程及學分、各學系專業必修科目及學分，發揮本院發展特色，爰依本校「國立交通大學課程委員會</text:span><text:span text:style-name="T11">設置辦法</text:span><text:span text:style-name="T4">」第二條設置「國立交通大學工學院課程委員會」</text:span><text:span text:style-name="T4">(</text:span><text:span text:style-name="T4">以下簡稱本會</text:span><text:span text:style-name="T4">)</text:span><text:span text:style-name="T4">。</text:span></text:p>
          </table:table-cell>
          <table:table-cell table:style-name="表格2.A1" office:value-type="string">
            <text:p text:style-name="P20"><text:span text:style-name="T4">第一條 <text:s/>為規劃及審議本院共同課程及學分、各學系專業必修科目及學分，發揮本院發展特色，爰依本校「國立交通大學課程委員會</text:span><text:span text:style-name="T8">組織規則</text:span><text:span text:style-name="T4">」第二條設置「國立交通大學工學院課程委員會」</text:span><text:span text:style-name="T4">(</text:span><text:span text:style-name="T4">以下簡稱本會</text:span><text:span text:style-name="T4">)</text:span><text:span text:style-name="T4">。</text:span></text:p>
          </table:table-cell>
          <table:table-cell table:style-name="表格2.C1" office:value-type="string">
            <text:p text:style-name="Standard"><text:span text:style-name="T4">「國立交通大學課程委員會組織規則」業已修正為「國立交通大學課程委員會設置辦法」，爰修正本條法源名稱。</text:span></text:p>
          </table:table-cell>
        </table:table-row>
        <table:table-row table:style-name="表格2.1">
          <table:table-cell table:style-name="表格2.A1" office:value-type="string">
            <text:p text:style-name="P12"><text:span text:style-name="T4">第二條 本會之職掌如下</text:span><text:span text:style-name="T4">:</text:span></text:p>
            <text:p text:style-name="P22"><text:span text:style-name="T4">一、研議本院各系所規劃專業必修科目發展方向及基本原則。</text:span></text:p>
            <text:p text:style-name="P22"><text:span text:style-name="T4">二、檢討並審議本院各系所專業必修科目及學分之規劃狀況。</text:span></text:p>
            <text:p text:style-name="P22"><text:span text:style-name="T4">三、審議本院共同課程規劃之事宜。</text:span></text:p>
            <text:p text:style-name="P22"><text:span text:style-name="T4">四、審議及協調本院各系所課程相關之事宜。</text:span></text:p>
            <text:p text:style-name="P21">五、審議其他課程相關事宜。</text:p>
          </table:table-cell>
          <table:table-cell table:style-name="表格2.A1" office:value-type="string">
            <text:p text:style-name="P12"><text:span text:style-name="T4">第二條 <text:s/>本會之職掌如下</text:span><text:span text:style-name="T4">:</text:span></text:p>
            <text:p text:style-name="P22"><text:span text:style-name="T4">一、研議本院各系所規劃專業必修科目發展方向及基本原則。</text:span></text:p>
            <text:p text:style-name="P22"><text:span text:style-name="T4">二、檢討並審議本院各系所專業必修科目及學分之規劃狀況。</text:span></text:p>
            <text:p text:style-name="P22"><text:span text:style-name="T4">三、審議本院共同課程規劃之事宜。</text:span></text:p>
            <text:p text:style-name="P22"><text:span text:style-name="T4">四、審議及協調本院各系所課程相關之事宜。</text:span></text:p>
          </table:table-cell>
          <table:table-cell table:style-name="表格2.C1" office:value-type="string">
            <text:p text:style-name="P3">參照國立交通大學課程委員會設置辦法第三條規定，增訂第五款職掌。</text:p>
          </table:table-cell>
        </table:table-row>
        <table:table-row table:style-name="表格2.1">
          <table:table-cell table:style-name="表格2.A1" office:value-type="string">
            <text:p text:style-name="P19"><text:span text:style-name="T4">第三條 <text:s/>本會由院長、院教學與課程委員會委員組成。本會置主任委員，由院長兼任之。</text:span></text:p>
          </table:table-cell>
          <table:table-cell table:style-name="表格2.A1" office:value-type="string">
            <text:p text:style-name="P19"><text:span text:style-name="T4">第三條 <text:s/>本會由院長、院教學與課程委員會委員組成。本會置主任委員，由院長兼任之。</text:span></text:p>
          </table:table-cell>
          <table:table-cell table:style-name="表格2.C1" office:value-type="string">
            <text:p text:style-name="P5"/>
          </table:table-cell>
        </table:table-row>
        <table:table-row table:style-name="表格2.1">
          <table:table-cell table:style-name="表格2.A1" office:value-type="string">
            <text:p text:style-name="P19"><text:span text:style-name="T4">第四條 <text:s/>本會委員會議每學期至少</text:span><text:soft-page-break/><text:span text:style-name="T4">召開乙次，並得由主任委員視需要召集之。同時，得視需要邀請學生代表、校外專家學者及業界人士參與。</text:span></text:p>
          </table:table-cell>
          <table:table-cell table:style-name="表格2.A1" office:value-type="string">
            <text:p text:style-name="P19"><text:span text:style-name="T4">第四條 <text:s/>本會委員會議每學期至少</text:span><text:soft-page-break/><text:span text:style-name="T4">召開乙次，並得由主任委員視需要召集之。同時，得視需要邀請學生代表、校外專家學者及業界人士參與。</text:span></text:p>
          </table:table-cell>
          <table:table-cell table:style-name="表格2.C1" office:value-type="string">
            <text:p text:style-name="P5"/>
          </table:table-cell>
        </table:table-row>
        <table:table-row table:style-name="表格2.1">
          <table:table-cell table:style-name="表格2.A1" office:value-type="string">
            <text:p text:style-name="P19"><text:span text:style-name="T4">第五條 <text:s/>本</text:span><text:span text:style-name="T11">辦法</text:span><text:span text:style-name="T4">經本院院務會議通過，陳報教務會議核備後實施，修正時亦同。</text:span></text:p>
          </table:table-cell>
          <table:table-cell table:style-name="表格2.A1" office:value-type="string">
            <text:p text:style-name="P19"><text:span text:style-name="T4">第五條 <text:s/>本</text:span><text:span text:style-name="T8">規則</text:span><text:span text:style-name="T4">經本院院務會議通過，陳報教務會議核備後實施，修正時亦同。</text:span></text:p>
          </table:table-cell>
          <table:table-cell table:style-name="表格2.C1" office:value-type="string">
            <text:p text:style-name="Standard"><text:span text:style-name="T4">為統一名稱用語，爰修正之。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, 新細明體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paragraph-properties fo:line-height="100%"/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華康中楷體" fo:font-family="華康中楷體, 新細明體" style:font-family-generic="modern" fo:font-size="16pt" fo:font-style="normal" style:text-underline-style="none" fo:font-weight="normal" style:font-name-asian="華康中楷體" style:font-family-asian="華康中楷體, 新細明體" style:font-family-generic-asian="modern" style:font-size-asian="16pt" style:font-style-asian="normal" style:font-weight-asian="normal"/>
    </style:style>
    <style:style style:name="WW8Num2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華康中楷體" fo:font-family="華康中楷體, 新細明體" style:font-family-generic="modern" fo:font-size="16pt" fo:font-style="normal" style:text-underline-style="none" fo:font-weight="normal" style:font-name-asian="華康中楷體" style:font-family-asian="華康中楷體, 新細明體" style:font-family-generic-asian="modern" style:font-size-asian="16pt" style:font-style-asian="normal" style:font-weight-asian="norma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華康中楷體" fo:font-family="華康中楷體, 新細明體" style:font-family-generic="modern" fo:font-size="16pt" fo:font-style="normal" style:text-underline-style="none" fo:font-weight="normal" style:font-name-asian="華康中楷體" style:font-family-asian="華康中楷體, 新細明體" style:font-family-generic-asian="modern" style:font-size-asian="16pt" style:font-style-asian="normal" style:font-weight-asian="normal"/>
    </style:style>
    <style:style style:name="WW8NumSt3z0" style:family="text">
      <style:text-properties style:font-name="華康中楷體" fo:font-family="華康中楷體, 新細明體" style:font-family-generic="modern" fo:font-size="16pt" fo:font-style="normal" style:text-underline-style="none" fo:font-weight="normal" style:font-name-asian="華康中楷體" style:font-family-asian="華康中楷體, 新細明體" style:font-family-generic-asian="modern" style:font-size-asian="16pt" style:font-style-asian="normal" style:font-weight-asian="normal"/>
    </style:style>
    <style:style style:name="WW8NumSt5z0" style:family="text">
      <style:text-properties style:font-name="華康中楷體" fo:font-family="華康中楷體, 新細明體" style:font-family-generic="modern" fo:font-size="16pt" fo:font-style="normal" style:text-underline-style="none" fo:font-weight="normal" style:font-name-asian="華康中楷體" style:font-family-asian="華康中楷體, 新細明體" style:font-family-generic-asian="modern" style:font-size-asian="16pt" style:font-style-asian="normal" style:font-weight-asian="normal"/>
    </style:style>
    <style:style style:name="預設段落字型" style:family="text"/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1.164cm" fo:text-indent="-1.164cm" fo:margin-left="3.70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第" style:num-suffix="條" style:num-format="一, 二, 三, ...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9.313cm" fo:text-indent="-0.847cm" fo:margin-left="9.31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847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 text:start-value="4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9.313cm" fo:text-indent="-0.847cm" fo:margin-left="9.31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847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第" style:num-suffix="條　" style:num-format="一, 二, 三, ..." text:start-value="2">
        <style:list-level-properties text:list-level-position-and-space-mode="label-alignment">
          <style:list-level-label-alignment text:label-followed-by="listtab" text:list-tab-stop-position="2.328cm" fo:text-indent="-2.328cm" fo:margin-left="2.32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第" style:num-suffix="條" style:num-format="一, 二, 三, ...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第" style:num-suffix="條　" style:num-format="一, 二, 三, ..." text:start-value="3">
        <style:list-level-properties text:list-level-position-and-space-mode="label-alignment">
          <style:list-level-label-alignment text:label-followed-by="listtab" text:list-tab-stop-position="2.328cm" fo:text-indent="-2.328cm" fo:margin-left="2.32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工學院課程委員會組織規則(草案)</dc:title>
    <meta:initial-creator>USER</meta:initial-creator>
    <meta:creation-date>2013-11-01T13:58:00</meta:creation-date>
    <dc:creator>ichichuang</dc:creator>
    <dc:date>2013-11-01T14:03:00</dc:date>
    <meta:print-date>2013-10-30T11:59:00</meta:print-date>
    <meta:editing-cycles>5</meta:editing-cycles>
    <meta:editing-duration>PT6M</meta:editing-duration>
    <meta:document-statistic meta:table-count="2" meta:image-count="0" meta:object-count="0" meta:page-count="3" meta:paragraph-count="47" meta:word-count="1334" meta:character-count="1374" meta:non-whitespace-character-count="1350"/>
    <meta:generator>LibreOffice/5.1.4.2$Windows_x86 LibreOffice_project/f99d75f39f1c57ebdd7ffc5f42867c12031db97a</meta:generator>
  </office:meta>
</office:document-meta>
</file>